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FAContentModel.dumpTree( CMNode nodeCur , int lev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DFAContentModel.calcFollowList( CMNode nodeCu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FAContentModel.buildDFA( CMNode syntaxTre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DFAContentModel.makeDefStat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FAContentModel.DFAContentModel( CMNode syntaxTree , int leafCount , boolean mix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FAContentModel.validate( QName [ ] children , int offset , int length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9">
            <text:p text:style-name="Table_20_Contents">29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DFAContentModel.postTreeBuildInit( CMNode nodeCur , int cur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